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7cdf3"/>
    </style:style>
    <style:style style:name="P2" style:family="paragraph" style:parent-style-name="Standard">
      <style:text-properties officeooo:rsid="000951ad" officeooo:paragraph-rsid="000951ad"/>
    </style:style>
    <style:style style:name="P3" style:family="paragraph" style:parent-style-name="Standard">
      <style:text-properties officeooo:paragraph-rsid="000951ad"/>
    </style:style>
    <style:style style:name="P4" style:family="paragraph" style:parent-style-name="Standard">
      <style:text-properties officeooo:rsid="00098f58" officeooo:paragraph-rsid="000b8707"/>
    </style:style>
    <style:style style:name="P5" style:family="paragraph" style:parent-style-name="Standard">
      <style:paragraph-properties fo:break-before="page"/>
      <style:text-properties officeooo:paragraph-rsid="0007cdf3"/>
    </style:style>
    <style:style style:name="P6" style:family="paragraph" style:parent-style-name="Standard">
      <style:paragraph-properties fo:break-before="page"/>
      <style:text-properties officeooo:rsid="000951ad" officeooo:paragraph-rsid="000951ad"/>
    </style:style>
    <style:style style:name="T1" style:family="text">
      <style:text-properties fo:font-variant="normal" fo:text-transform="none" fo:color="#333333" style:font-name="Arial" fo:font-size="9.75pt" fo:letter-spacing="normal" fo:font-style="normal" fo:font-weight="normal"/>
    </style:style>
    <style:style style:name="T2" style:family="text">
      <style:text-properties fo:font-variant="normal" fo:text-transform="none" fo:color="#333333" fo:letter-spacing="normal"/>
    </style:style>
    <style:style style:name="T3" style:family="text">
      <style:text-properties officeooo:rsid="000951ad"/>
    </style:style>
    <style:style style:name="T4" style:family="text">
      <style:text-properties officeooo:rsid="000b870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uona giornata a tutti, spero davvero che voi e le persone che conoscete e sono a voi vicine stiano tutte bene, di questi tempi credetemi, è la cosa più importante. In queste settimane ho cercato di preparare, di prepararmi ad affrontare lezioni il cui contenuto fosse “diverso” rispetto a tutto ciò che avevo previsto e programmato di fare con voi, visto che il momento che stiamo vivendo è così carico di novità e imprevisti inimmaginabili, momento che porta con sé smarrimento, insicurezze, incertezze, sofferenza, dolore e purtroppo anche morte. Ho cercato di prepararmi attraverso l’ascolto, la lettura, le riflessioni e lo studio di materiali a mia disposizione e di tutto ciò che mi arrivava e arriva intorno, con l’aggiunta di personali considerazioni che voglio con voi condividere e sulle quali desidero confrontarmi. A disposizione avete la mia mail istituzionale, scrivetemi ed io vi risponderò, grazie.</text:p>
      <text:p text:style-name="P1">1 <text:line-break/>Viviamo in un periodo storico caratterizzato dall’incertezza e da grandi difficoltà, provare gioia nella sofferenza o sfuggire le cattive notizie come fossero contagiose non mi pare un buon indice di sanità mentale né di profondità spirituale. Non mi risultano scritture sacre che rispondano al dolore facendo finta che questo non esista. La mia tradizione, quella cristiana, ha radicato la sua speranza al di là della croce. Ma non ha mai negato quest’ultima, anzi. Mi sono sempre chiesto come fanno alcune persone a superare la lotta col cuore integro e l’anima salda. Come possiamo capire cosa manca nelle vite di coloro che invece sembrano trascinarsi nell’esistenza, con l’unica certezza di un domani sicuramente peggiore del giorno precedente. Lotto con l’idea di speranza, più penso alla speranza e più, io credo, si debba indagare sulla natura della lotta: in che punto della sofferenza risiede la speranza? E come la si coltiva? E quale parte ha nel determinare lo sviluppo della vita spirituale e il raggiungimento dell’integrità emotiva? E’ nell’ambito della relazione tra “lotta e speranza”, che la maggior parte di noi vive ogni giorno della propria esistenza ed è in questo rapporto che si dà – o si nega – la possibilità di una vita, anche quella spirituale. L’intera umanità – compresi voi ed io e tutti coloro che ci vivono intorno – ha vissuto storie di sofferenza e afflizioni, depressione e disperazione, abbattimento e sconforto. In alcuni casi ne siamo usciti bene, in altri no. La domanda da porsi allora è: “perché”? A cosa può mai servire lottare così tanto? Ognuna delle grandi rivelazioni spirituali offerte all’umanità è infatti basata sul principio basilare della speranza. Per gli induisti la vita ha significato in quanto raccogliamo meriti che permetteranno infine ad ognuno di noi di dissolverci nell’energia che è Dio. Il buddismo insegna il percorso dell’Illuminazione che conduce al termine delle sofferenze. Il giudaismo vive nella legge vivificante di Dio e attende il Messia che trasformerà il mondo ingiusto nella sempiterna gloria del Signore. Il cristianesimo sposa il mistero pasquale e il suo trascorrere dalla morte alla vita attraverso la crocifissione, la morte e la resurrezione di Gesù Cristo. L’Islam attende dalla sottomissione a Dio la trasformazione in libertà spirituale del fardello materiale dell’esistenza terrena. Ognuna di queste religioni porta in sé una spiritualità della speranza che infonde ai suoi seguaci la capacità di credere nella vita, di venire a patti con essa, di viverla, nonostante il fardello delle tante piccole morti quotidiane. Ma come definirla più esattamente? Come trovarla, quando ne abbiamo bisogno per noi? Per oggi mi fermo qui, non voglio esagerare nel chiedervi molto impegno è solo l’inizio di altre pagine di pensieri e riflessioni che continuerò a sottoporvi con la sola speranza che possiate leggerle e mandarmi i commenti tramite mail, consapevole anche del fatto che queste pagine nascono e si sviluppano prima di tutto dalla vita di chi le scrive ma si nutrono pure delle vite di coloro con cui entrano in contatto. Chi vi scrive parla di una sua verità, il lettore ve ne aggiunge un’altra, la propria. Quando leggiamo qualcosa che ha significato per noi, siamo noi stessi a dargli un significato che sino allora non aveva. Ed ecco la consegna: secondo voi il modello di dolore e speranza delineato in queste pagine e derivante anche dalla mia personale esperienza, dalla mia esistenza individuale, esprime anche una verità universale?<text:line-break/></text:p>
      <text:p text:style-name="P6">Buongiorno prof,</text:p>
      <text:p text:style-name="P2">chi le scrive è Milani Francesco, della 5 AI.</text:p>
      <text:p text:style-name="P3"><text:span text:style-name="T3">Spero che lei e le persone a lei vicine stiano tutte bene, e che stia passando bene questi giorni di quarantena.</text:span></text:p>
      <text:p text:style-name="P2"/>
      <text:p text:style-name="P3"><text:span text:style-name="T3">A mio modo di vedere, una verità universale o assoluta, relativa a dolore e speranza, non viene espressa tanto nelle religioni, ma più nella propria esperienza, in ciò che si vive.</text:span></text:p>
      <text:p text:style-name="P4">Il dolore è presente nella vita di tutti i giorni, e ogni persona lo interpreta alla sua maniera, essendo infatti presente chi, nonostante il dolore, lotta, si sacrifica, si spinge oltre i suoi limiti per arrivare a sopperire il dolore provato, e chi invece dal dolore non riesce più ad uscire, arrivando a rifugiarsi nel dolore stesso, soffrendo. Ciò che dovrebbe portare all’uscita dal dolore è la speranza, ciò che guida anche le religioni, in fondo la fede stessa è una sorta di speranza, speranza che per i cristiani si applica nella vita dopo la morte e nella cessazione delle sofferenze. La speranza è ciò che guida le scelte importanti che si compiono, speranza di aver scelto la cosa giusta, speranza di aver detto la frase corretta, speranza di aver eseguito giustamente un compito; e proprio questa speranza è parte essa stessa della sofferenza, costituisce la parte positiva di un dolore.</text:p>
      <text:p text:style-name="P4"><text:span text:style-name="T4">La speranza è diversa in ogni persona, ognuno ne manifesta una forma, che può essere simile, dettata dalla sua esperienza e conoscenza. Per un semplice studente la speranza durante questo periodo di difficoltà rimane legata al proseguire gli studi, all’estate prossima, al suo futuro nel breve tempo; una speranza di questo tipo può essere vista come una speranza superficiale, ma se vista con la mente dello studente assume un significato importante. Per un adulto speranza significa sperare di riprendere il lavoro, speranza di tenere a sé stretti tutti i cari, speranza di riuscire un domani a ritornare alla normalità. Il tipo di dolore e speranza espressi dalle religioni è a mio modo di vedere un’indicazione, un indirizzamento in cui poi ogni persona troverà la sua via. </text:span></text:p>
      <text:p text:style-name="P4"><text:span text:style-name="T4">Per questo credo non possa esistere una verità assoluta riguardante il dolore e la speranza, in quanto ogni essere umano, provando e soffrendo il dolore, costruendosi un’esperienza, arriverà a modellarsi il suo significato di speranza.</text:span></text:p>
      <text:p text:style-name="P4"/>
      <text:p text:style-name="P4"><text:span text:style-name="T4"><text:s/></text:span></text:p>
      <text:p text:style-name="P5"/>
      <text:p text:style-name="P1"><text:span text:style-name="T1">2.Ciao a tutti, desidero ringraziare quanti di voi (e siete molti), hanno trovato tempo e modo di mandarmi le loro riflessioni, pensieri, situazioni emotive e sensazioni, non solo in riferimento a quanto avevo scritto ma evidenziando tutto ciò che in questo periodo vivete, grazie davvero! Ciò che avete scritto meriterebbe un confronto e uno scambio anche personale, però come potete immaginare, è impossibile da farsi. Voglio poter credere che sia solo rimandato questo fondamentale passaggio, portiamo pazienza ci sarà un momento nel quale torneremo a guardarci negli occhi e con semplicità e confidenza riusciremo a parlarci così profondamente da percepire anche le emozioni che animano il nostro cuore. Oggi desidero soffermarmi ancora sulla realtà, sul senso e significato della “lotta”, visto che ne siamo ancora pienamente coinvolti come situazione nel nostro paese. Di solito lo faccio poco, ritengo però possa essere utile una volta ogni tanto, farmi aiutare da un brano della Bibbia sicuramente poco conosciuto ma che ci aiuta, secondo me, a leggere ciò che viviamo. In questo modo raggiungo due scopi: portarvi a conoscenza di un brano della Bibbia che rientra nelle mie competenze, un brano per molti assolutamente sconosciuto. Secondo aspetto è il tentativo di rendere attuale un racconto biblico che sembra essere sempre più spesso incompatibile con una interpretazione che riguardi la realtà che noi oggi viviamo. Ancora una volta la consegna sarà: questo brano lo conoscete, l’avete mai sentito? Della sua interpretazione cosa ne pensate? Avete voi una vostra idea o interpretazione? Come affrontare gli sconvolgimenti che erompono nella vita e uscirne non semplicemente illesi, ma più integri ancora di quanto lo saremmo stati se non ci avessero inghiottito? Per riuscirci, abbiamo bisogno di una spiritualità che riconosca la sofferenza facendola propria ma che sappia anche distinguere ed affrontare le varie dimensioni della lotta, ognuna delle quali pone una sfida diversa. La spiritualità della lotta è un “processo”, ma anche un catalizzatore e porta con sé una serie di doni, senza i quali non potremmo in alcun modo diventare pienamente noi stessi. Ma dove rivolgerci per rintracciare questo processo ed esplorarne i doni? Di tanto in tanto, ci è dato cogliere uno scorcio della varietà e complicità degli elementi che stanno al centro della dimensione spirituale della lotta. Ne vediamo un esempio nel carattere di una persona una volta uscita da una dura battaglia nella propria vita, oppure la riconosciamo negli scampoli di saggezza popolare improvvisamente confermati dai truismi della nostra stessa vita: “Nessun inverno dura per sempre”, si dice, o “Nessuna primavera ha mai saltato il turno”, si ricorda che “Finché c’è vita c’è speranza”…. Le ritroviamo dappertutto, queste grandi epopee della speranza, riaffiorano in ogni cultura e albergano nel cuore di ogni popolo. Ecco allora che il racconto biblico della tradizione ebreo-cristiana che vede Giacobbe lottare con Dio, uscendone ferito, ma vittorioso, può evidenziare in maniera esemplare la natura della lotta. Come Giacobbe, così penso per la mia vita e per la vita di chissà quante persone (anche oggi, forse più che mai in questo periodo), percorriamo con identica fatica lo stesso cammino attraverso la perdita e l’isolamento (mai così vero come in queste settimane), l’oscurità e la paura, l’impotenza e la vulnerabilità, la spossatezza e le cicatrici. Nella storia di Giacobbe sono contenute tutte le dimensioni della depressione e della disperazione e, nello stesso tempo, tutti i semi della crescita e della speranza. Lascio a voi il compito di leggere il brano di riferimento, che è: libro della Genesi capitolo 32, versetti che vanno dal 23 al 32.</text:span><text:line-break/><text:line-break/></text:p>
      <text:p text:style-name="P5"><text:span text:style-name="T1">3.Ad una lettura attenta questa vicenda lascia perplessi. Compare proprio a metà del testo della Genesi, senza causa apparente, senza spiegazione. Accade dal nulla e non fa progredire la trama in alcun modo, si direbbe. Non risolve nulla. Per cui viene fatto di ignorarla quasi sempre o di darle ben poca importanza. Se decidiamo di prestarle attenzione, siamo infastiditi da una serie di incognite: che cosa ci sta a fare una scena in questo punto? Di che cosa ci parla? Chi è che sta lottando con Giacobbe? E per quale motivo? E perché questo accade proprio ora? E che cosa può dirmi sempre che abbia qualcosa da dirmi? Sono interrogativi legittimi. Ci disturba questo episodio, preso da chissà dove, o così sembra, e incuneato a caso in un testo che racconta il ritorno dell’erede trionfante. Credo invece che proprio in questo episodio risieda tutta l’essenza della lotta, il vero processo di cambiamento, il segreto di una spiritualità dell’abbandono e della perseveranza che non si fa sconfiggere dalla sofferenza e non si arrende quando tutto ciò che il nostro cuore riconosce come essenziale alla vita si spegne, il mistero di una prova che ci lascia comunque ricchi di nuovi doni. E’ una storia semplice. come la maggior parte degli eventi che hanno il potere di cambiare la nostra vita, giunge inattesa, non voluta e senza spiegazioni. Per Giacobbe ogni ostacolo sembrava rimosso, si apre per lui un promettente futuro. Giacobbe lascia alle spalle la vecchia vita, e sta per iniziarne una nuova. E poi, proprio quella notte, stanco e solo, senza alcun preavviso di quanto sta per accadere, si ritrova avvinghiato all’ignoto, a lottare con una figura che non ha origine umana. Proprio come sta accadendo a noi … ?! Così la nostra lotta inizia in corrispondenza di questi snodi della vita, là dove il passato scompare e il futuro sembra nello stesso tempo incerto e totalmente inaccettabile. E’ uno strappo irreparabile (la persona che amiamo muore, il lavoro ci viene a mancare, i soldi spariscono, la malattia ci colpisce…). La luce che fa splendere dall’interno la nostra vita vacilla e si affievolisce, s’instaura l’apatia e la gioia si appanna. Se ci riflettiamo, sul serio, probabilmente ci accorgiamo che tutto questo non è un incidente isolato. La lotta è un processo di trappole e sfide che, se debitamente affrontate, si trasformano in speranze. Questa volta, però, ci sembra di fronteggiare l’impossibile. Proprio quando meno siamo preparati a trovarci sbalzati fuori dal nostro mondo e incerti riguardo al mondo nuovo che ci attende. Proprio quando meno ce lo aspettiamo, il grande iato sopraggiunge e la vita di prima è interrotta per sempre. Proprio quando le prospettive non potrebbero essere migliori – per la prima volta, magari, dopo tanto tempo – ci rendiamo conto che rischiamo di perdere tutto. Proprio quando siamo più vulnerabili, quando vorremmo lasciarci andare, mollare, abbandonare tutto, ci troviamo ad affrontare la battaglia della nostra vita, a lottare per sopravvivere, per tentare di andare avanti. Perché? Perché vivere vuol dire andare avanti e perché non abbiamo altra scelta. Si tratta soltanto di sapere se andremo avanti conservando l’integrità dell’io o se vivremo il resto della nostra vita feriti e inaspriti. Da una parte c’è la depressione, dall’altra una nuova vita; da una parte la sconfitta, dall’altra una nuova speranza. Giacobbe affronta il cambiamento, l’isolamento, l’oscurità, la paura, l’impotenza, la vulnerabilità, la spossatezza, le cicatrici. Sono come abbiamo visto il prezzo da pagare per il rinnovamento. Lottare significa iniziare a vedere il mondo diversamente. Ci dà nuova consapevolezza. Mette alla prova (per coloro che ci credono), tutta la nostra fede nella benevolenza di Dio. Richiede un’audacia che non sapevamo di avere. Esige da noi un impegno per la verità. Ci porta a conoscere noi stessi. Costruisce la tolleranza. Mette alla prova la nostra purezza d’animo. Determina una totale metamorfosi dell’anima. Se abbiamo la volontà di perseverare attraverso gli abissi della lotta possiamo riemergere possedendo tesori come: la fede (per alcuni), il coraggio dell’abbandono, l’accettazione di noi stessi, la forza e la purezza d’animo. Tesori che ci aiuteranno a intraprendere un processo di crescita personale che ci porta oltre la sofferenza, verso l’approdo della conoscenza. Sopportare la lotta è il prezzo da pagare per diventare tutto quello che siamo destinati a essere nel mondo. E’ in questi doni che vediamo le ombre della speranza che sussurrano intorno agli abissi della vita. Vediamo nascere la pienezza di sé nel solo modo in cui si viene al mondo: attraverso il travaglio di una dura prova.</text:span> </text:p>
      <text:p text:style-name="P1"><text:span text:style-name="T1"/></text:p>
      <text:p text:style-name="P5"><text:span text:style-name="T1">4. La lotta ci offre il dono della trasformazione.</text:span><text:line-break/><text:span text:style-name="T1">La lotta ci cambia; ci cresce. Asciuga la rugiada dai petali e toglie la placca dorata. Trasforma le fantasie della vita in realtà. Ma non si limita a questo. Ci dà anche profondità e ampiezza di visione, intuito e comprensione, compassione e carattere. Non solo ci trasforma, ma fa in modo che noi stessi diventiamo agenti di trasformazione. Allora saremo all’altezza delle aspettative del mondo. Dopo che la nostra elasticità di spirito è stata davvero messa alla prova, siamo degni di affiancare gli altri nella loro lotta. Siamo pronti ad ascoltare. Capaci di guidare. Quando abbiamo capito cosa vuol dire lottare nella vita, allora diveniamo pienamente umani. Quando ci troviamo nel bel mezzo della lotta, siamo alle prese con qualcosa che va oltre alla superficie, oltre il banale. Ecco perché la maturità ha poco a che vedere con l’età anagrafica. Ecco perché la saggezza è, quasi sempre, questione di esperienza piuttosto che di istruzione. Iniziamo a sentire in modo diverso, come mai avremo potuto prima che la lotta avesse inizio. Prima della morte di una persona da noi stessi amata, il dolore di un altro è solo una formalità. Non sappiamo cosa dire e non sappiamo perché lo diciamo perché non abbiamo mai avuto bisogno che qualcuno lo dicesse a noi. Dopo che noi stessi abbiamo conosciuto la lotta, iniziamo a pesare i nostri valori, paragonandoli, a scegliere tra essi avendo in mente il futuro e non semplicemente il presente come criterio. Ora non tutto si trova più allo stesso livello. Una cosa non vale l’altra. Alcuni valori, spesso semplici – pace, sicurezza, amore – sono, ora ce ne rendiamo conto, infinitamente superiori ad altri, più altisonanti – denaro, posizione, fama – che un tempo avremo voluto per noi. Allora iniziamo a prendere decisioni diverse. Iniziamo a guardare oltre il momento presente estendendo la nostra visuale sino ai confini dell’anima… nessuno esce dalla lotta, dalla sofferenza, rimanendo uguale a come era prima di entrarci, la lotta è il grande scambio della vita. Non ci lascia mai indifferenti, ci richiede di fare delle scelte. Allora possiamo, forse per la prima volta nella vita, compiere scelte che determinano non soltanto ciò che faremo ma anche il tipo di persona che saremo per gli anni a venire. Seneca diceva della lotta: “Il fallimento ci cambia in meglio, il successo in peggio”. Coraggio, carattere, fiducia in noi stessi e fede sono tutti temperati nella forgia del dolore. Vorremmo che fosse altrimenti. Ci ribelliamo e pestiamo i piedi, facciamo un sacco di storie perché non è così. Ma è un fatto che alcuni tratti del carattere umano si affinano meglio, e forse persino soltanto, sotto tensione. Quando vinciamo siamo trasformati, diveniamo portatori di un dono da offrire agli altri lungo la strada della vita.</text:span><text:line-break/><text:span text:style-name="T1">La lotta non ha volto uniforme, è molteplice. Non è semplicemente un evento, un imprevisto, una delusione. E’ tutti i processi interiori che accompagnano il colpo subito dalla psiche, così portentoso, così improvviso, così inatteso e involontario che non c’è nulla in grado di prepararci a un simile urto. Ognuna delle cose senza cui non possiamo nemmeno immaginare di vivere è la lotta che minaccia di affossarci. Perché? Perché in qualsiasi momento queste cose possono esserci e ci saranno portate via. E nello stesso momento in cui ne rimaniamo privi, scopriamo chi siamo e chi dobbiamo diventare se davvero vogliamo vivere sentendoci ed essendo veramente vivi. Non semplicemente fare tutto quello che bisogna fare. Non semplicemente respirare. Non semplicemente agendo come automi. La lotta ci costringe a confrontarci con le nostre illusioni sul mondo e su di noi. Ci richiede non soltanto di cercare la speranza, ma di diventare noi stessi speranza. Ci spinge ad abbandonare le gabbie che ci tengono prigionieri nel passato per poter vivere nella libertà di una nuova immaginazione. Qualunque cosa abbiamo amato e perduto nel passato è la prova migliore che la vita potrà essere buona nel futuro se soltanto la rendiamo tale dentro di noi. La lotta è, in altre parole, un dono di nuova vita sotto mentite spoglie. Un dono difficile da ricevere, forse. Un dono impegnativo, davvero. Ma un dono senza il quale corriamo il rischio di arrivare alla morte avendo vissuto soltanto a metà. Il poeta persiano del XII secolo Jalaluddin Rumi ne parlò così:</text:span><text:line-break/><text:span text:style-name="T1">Vidi l’Afflizione bere al calice del Dolore e gridai:“Ha un sapore dolce, non è così?”.</text:span><text:line-break/><text:span text:style-name="T2">“</text:span><text:span text:style-name="T1">Mi hai preso in trappola”, rispose l’Afflizione,“ e hai mandato in rovina tutti i miei affari. In che modo potrò vendere il dolore quando sai che è una benedizione?”.</text:span><text:line-break/><text:span text:style-name="T1">Ciò non vuol dire che la lotta sia da prescrivere o da ricercare. Un simile atteggiamento si definirebbe come masochismo, la soddisfazione malata che una persona ottiene dall’abuso di sé. Ma la lotta è qualcosa che dobbiamo imparare ad accettare ed affrontare bene se abbiamo a cuore l’espansione delle nostre esigue anime. Dà sale alla vita. Nelle nostre lotte arriviamo a comprendere, a gustare profondamente il resto della vita. Helen Keller, una donna rimasta sorda e cieca che non solo imparò a comunicare ma insegnò ad altri come fare, scriveva: “L’ora trascorsa in cima al colle non sarebbe mai così bella se non ci fossero state valli oscure da attraversare per giungervi”. C’è una bellezza nelle valli oscure della vita. E’ CHIAMATA SPERANZA!</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6:04:04.738000000</meta:creation-date>
    <dc:date>2020-03-27T17:29:30.031000000</dc:date>
    <meta:editing-duration>PT14M50S</meta:editing-duration>
    <meta:editing-cycles>2</meta:editing-cycles>
    <meta:generator>LibreOffice/6.3.2.2$Windows_X86_64 LibreOffice_project/98b30e735bda24bc04ab42594c85f7fd8be07b9c</meta:generator>
    <meta:document-statistic meta:table-count="0" meta:image-count="0" meta:object-count="0" meta:page-count="5" meta:paragraph-count="13" meta:word-count="3302" meta:character-count="20546" meta:non-whitespace-character-count="17238"/>
  </office:meta>
</office:document-meta>
</file>